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6de50" officeooo:paragraph-rsid="0016de50" style:font-weight-asian="bold" style:font-weight-complex="bold"/>
    </style:style>
    <style:style style:name="P2" style:family="paragraph" style:parent-style-name="Standard">
      <style:text-properties officeooo:rsid="0016de50" officeooo:paragraph-rsid="0016de50"/>
    </style:style>
    <style:style style:name="P3" style:family="paragraph" style:parent-style-name="Standard">
      <style:text-properties fo:font-size="13pt" fo:font-weight="bold" officeooo:rsid="00181768" officeooo:paragraph-rsid="00181768" style:font-size-asian="11.3500003814697pt" style:font-weight-asian="bold" style:font-size-complex="13pt" style:font-weight-complex="bold"/>
    </style:style>
    <style:style style:name="P4" style:family="paragraph" style:parent-style-name="Standard" style:list-style-name="L1">
      <style:text-properties officeooo:rsid="0016de50" officeooo:paragraph-rsid="0016de50"/>
    </style:style>
    <style:style style:name="P5" style:family="paragraph" style:parent-style-name="Standard" style:list-style-name="L2">
      <style:text-properties fo:font-size="13pt" fo:font-weight="normal" officeooo:rsid="00181768" officeooo:paragraph-rsid="0018176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81768" officeooo:paragraph-rsid="00181768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color="#ce181e" fo:font-size="13pt" fo:font-style="italic" fo:font-weight="bold" officeooo:rsid="001a8cf4" officeooo:paragraph-rsid="001a8cf4" style:font-size-asian="11.3500003814697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color="#000000" fo:font-size="13pt" fo:font-style="italic" fo:font-weight="bold" officeooo:rsid="001a8cf4" officeooo:paragraph-rsid="001a8cf4" style:font-size-asian="11.3500003814697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18176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02322216" text:style-name="L1">
        <text:list-item>
          <text:p text:style-name="P4">You <text:s/>have <text:s/>to <text:s/>obey <text:s/>all <text:s/>the <text:s/>library <text:s/>rules.</text:p>
        </text:list-item>
        <text:list-item>
          <text:p text:style-name="P4">She <text:s/>has <text:s/>to <text:s/>go <text:s/>to <text:s/>the <text:s/>library <text:s/>on <text:s/>Saturday <text:s/>afternoon.</text:p>
        </text:list-item>
        <text:list-item>
          <text:p text:style-name="P4">He <text:s/>has <text:s/>to <text:s/>obey <text:s/>all <text:s/>the <text:s/>library <text:s/>rules.</text:p>
        </text:list-item>
        <text:list-item>
          <text:p text:style-name="P4">They don’t <text:s/>have <text:s/>to <text:s/>use <text:s/>the <text:s/>computers <text:s/>in <text:s/>the <text:s/>library.</text:p>
        </text:list-item>
        <text:list-item>
          <text:p text:style-name="P4">I have to read ‘When No one is Watching!’</text:p>
        </text:list-item>
        <text:list-item>
          <text:p text:style-name="P4">You <text:s/>have <text:s/>to <text:s/>return <text:s/>books <text:s/>before <text:s/>the <text:s/>duration <text:s/>is <text:s/>over.</text:p>
        </text:list-item>
        <text:list-item>
          <text:p text:style-name="P4">She <text:s/>has <text:s/>to <text:s/>use <text:s/>the <text:s/>computers <text:s/>in <text:s/>the <text:s/>library.</text:p>
        </text:list-item>
        <text:list-item>
          <text:p text:style-name="P4">You have <text:s/>to <text:s/>exchange <text:s/>storybooks <text:s/>with <text:s/>your <text:s/>classmates.</text:p>
        </text:list-item>
        <text:list-item>
          <text:p text:style-name="P4">They <text:s/>don’t <text:s/>damage <text:s/>the <text:s/>textbooks.</text:p>
        </text:list-item>
        <text:list-item>
          <text:p text:style-name="P4">I <text:s/><text:span text:style-name="T1">have <text:s/>to <text:s/>obey <text:s/>all <text:s/>the <text:s/>library <text:s/>rules.</text:span></text:p>
        </text:list-item>
      </text:list>
      <text:p text:style-name="P2"/>
      <text:p text:style-name="P2"/>
      <text:p text:style-name="P3">SLE PG 71 EXERCISE</text:p>
      <text:list xml:id="list1169618355" text:style-name="L2">
        <text:list-item>
          <text:p text:style-name="P5">Do <text:s/>we <text:s/>have <text:s/>to <text:s/>clean <text:s/>the <text:s/>shelves?</text:p>
        </text:list-item>
        <text:list-item>
          <text:p text:style-name="P5">Does <text:s/>she <text:s/>have <text:s/>to <text:s/>return <text:s/>the <text:s/>books <text:s/>today?</text:p>
        </text:list-item>
        <text:list-item>
          <text:p text:style-name="P5">Did <text:s/>he <text:s/>have <text:s/>to <text:s/>reach <text:s/>in <text:s/>the <text:s/>library?</text:p>
        </text:list-item>
        <text:list-item>
          <text:p text:style-name="P5">Do <text:s/>you <text:s/>have <text:s/>to <text:s/>talk <text:s/>to <text:s/>the <text:s/>librarian?</text:p>
        </text:list-item>
        <text:list-item>
          <text:p text:style-name="P5">Do <text:s/>I <text:s/>have <text:s/>to <text:s/>return <text:s/>the <text:s/>books <text:s/>today?</text:p>
        </text:list-item>
        <text:list-item>
          <text:p text:style-name="P5">Did <text:s/>they <text:s/>have <text:s/>to <text:s/>clean <text:s/>the <text:s/>library?</text:p>
        </text:list-item>
        <text:list-item>
          <text:p text:style-name="P5">Did <text:s/>she <text:s/>have <text:s/>to <text:s/>return <text:s/>the <text:s/>storybooks now?</text:p>
        </text:list-item>
        <text:list-item>
          <text:p text:style-name="P5">Did <text:s/>I <text:s/>have <text:s/>to <text:s/>clean <text:s/>the <text:s/>shelves?</text:p>
        </text:list-item>
        <text:list-item>
          <text:p text:style-name="P5">Did <text:s/>I <text:s/>have <text:s/>to <text:s/>talk <text:s/>in <text:s/>the <text:s/>library.</text:p>
        </text:list-item>
        <text:list-item>
          <text:p text:style-name="P5">Does <text:s/>he have <text:s/>to <text:s/>clean <text:s/>the <text:s/>shelves? </text:p>
        </text:list-item>
      </text:list>
      <text:p text:style-name="P6"/>
      <text:p text:style-name="P6"/>
      <text:p text:style-name="P6"/>
      <text:p text:style-name="P6"/>
      <text:p text:style-name="P7">Correction</text:p>
      <text:p text:style-name="P7"/>
      <text:p text:style-name="P8">8. <text:span text:style-name="T3">You have to use the computers in the libra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6de50" officeooo:paragraph-rsid="0016de50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71 EXERCI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20:58:01.181240121</meta:creation-date>
    <dc:date>2020-04-14T21:41:11.070973878</dc:date>
    <meta:editing-duration>PT7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00" meta:character-count="1063" meta:non-whitespace-character-count="777"/>
  </office:meta>
</office:document-meta>
</file>